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Dialog1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Module2.xml"/>
  <manifest:file-entry manifest:media-type="text/xml" manifest:full-path="Basic/Standard/script-lb.xml"/>
  <manifest:file-entry manifest:media-type="text/xml" manifest:full-path="Basic/Standard/Module1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Hebrew" svg:font-family="'Arial Hebrew'" style:font-adornments="標準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4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ro3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13cm" fo:break-before="auto" style:use-optimal-row-height="true"/>
    </style:style>
    <style:style style:name="ro7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glyph-orientation-vertical="0" style:text-align-source="fix" style:repeat-content="false" fo:border="0.002cm solid #000000" style:direction="ltr"/>
      <style:paragraph-properties fo:text-align="center" fo:margin-left="0cm"/>
    </style:style>
    <style:style style:name="ce5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02cm solid #000000" fo:background-color="#ccff99" fo:border-left="none" fo:border-right="0.002cm solid #000000" fo:border-top="0.002cm solid #000000"/>
    </style:style>
    <style:style style:name="ce11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font-name="Arial Hebrew"/>
    </style:style>
    <style:style style:name="ce12" style:family="table-cell" style:parent-style-name="Default">
      <style:table-cell-properties fo:background-color="#ccffff" fo:border="0.002cm solid #000000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82">
      <style:table-cell-properties style:text-align-source="fix" style:repeat-content="false"/>
      <style:paragraph-properties fo:text-align="center" fo:margin-left="0cm"/>
      <style:text-properties style:font-name="Arial Hebrew"/>
    </style:style>
    <style:style style:name="ce14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button form:name="プッシュボタン 1" form:control-implementation="ooo:com.sun.star.form.component.CommandButton" xml:id="control1" form:id="control1" form:label="実行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  <form:button form:name="プッシュボタン 2" form:control-implementation="ooo:com.sun.star.form.component.CommandButton" xml:id="control2" form:id="control2" form:label="入力フォーム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howDiarog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3" form:id="control3" form:label="トータル支出欄・削除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Cell1?language=Basic&amp;location=document" xlink:type="simple"/>
              </office:event-listeners>
            </form:button>
            <form:button form:name="プッシュボタン 3" form:control-implementation="ooo:com.sun.star.form.component.CommandButton" xml:id="control4" form:id="control4" form:label="Aが貸してる欄・削除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Cell2?language=Basic&amp;location=document" xlink:type="simple"/>
              </office:event-listeners>
            </form:button>
            <form:button form:name="プッシュボタン 4" form:control-implementation="ooo:com.sun.star.form.component.CommandButton" xml:id="control5" form:id="control5" form:label="Bが貸してる欄・削除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Cell3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6" form:id="control6" form:label="削除可にしますか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7" form:id="control7" form:label="削除不可にしますか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NotDelete?language=Basic&amp;location=document" xlink:type="simple"/>
              </office:event-listeners>
            </form:button>
          </form:form>
        </office:forms>
        <table:table-column table:style-name="co1" table:number-columns-repeated="4" table:default-cell-style-name="ce3"/>
        <table:table-column table:style-name="co1" table:number-columns-repeated="7" table:default-cell-style-name="Default"/>
        <table:table-row table:style-name="ro2" table:number-rows-repeated="2">
          <table:table-cell table:style-name="Default" table:number-columns-repeated="4"/>
          <table:table-cell table:number-columns-repeated="7"/>
        </table:table-row>
        <table:table-row table:style-name="ro3">
          <table:table-cell table:style-name="ce1" office:value-type="string" table:number-columns-spanned="3" table:number-rows-spanned="1">
            <text:p>AとBの支出</text:p>
          </table:table-cell>
          <table:covered-table-cell table:number-columns-repeated="2" table:style-name="ce6"/>
          <table:table-cell table:style-name="ce6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5"/>
        </table:table-row>
        <table:table-row table:style-name="ro5">
          <table:table-cell table:style-name="ce2" office:value-type="string">
            <text:p>No</text:p>
          </table:table-cell>
          <table:table-cell table:style-name="ce2" office:value-type="string">
            <text:p>氏名</text:p>
          </table:table-cell>
          <table:table-cell table:style-name="ce2" office:value-type="string">
            <text:p>日付</text:p>
          </table:table-cell>
          <table:table-cell table:style-name="ce2" office:value-type="string">
            <text:p>商品名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備考</text:p>
          </table:table-cell>
          <table:table-cell table:number-columns-repeated="5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style-name="ce13" office:value-type="string">
            <text:p>21/02/22</text:p>
          </table:table-cell>
          <table:table-cell office:value-type="string">
            <text:p>onion</text:p>
          </table:table-cell>
          <table:table-cell table:style-name="ce3" office:value-type="float" office:value="600">
            <text:p>600</text:p>
          </table:table-cell>
          <table:table-cell table:style-name="ce3"/>
          <table:table-cell>
            <draw:control table:end-cell-address="Sheet1.H6" table:end-x="0.686cm" table:end-y="0.327cm" draw:z-index="1" draw:text-style-name="P1" svg:width="2.817cm" svg:height="0.747cm" svg:x="0.127cm" svg:y="0.077cm" draw:control="control1"/>
          </table:table-cell>
          <table:table-cell table:number-columns-repeated="4"/>
        </table:table-row>
        <table:table-row table:style-name="ro5">
          <table:table-cell table:style-name="ce4" office:value-type="float" office:value="2">
            <text:p>2</text:p>
          </table:table-cell>
          <table:table-cell office:value-type="string">
            <text:p>A</text:p>
          </table:table-cell>
          <table:table-cell table:style-name="ce11" office:value-type="string">
            <text:p>21/02/22</text:p>
          </table:table-cell>
          <table:table-cell office:value-type="string">
            <text:p>apple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number-columns-repeated="5"/>
        </table:table-row>
        <table:table-row table:style-name="ro5">
          <table:table-cell office:value-type="float" office:value="3">
            <text:p>3</text:p>
          </table:table-cell>
          <table:table-cell table:style-name="ce7" office:value-type="string">
            <text:p>A</text:p>
          </table:table-cell>
          <table:table-cell table:style-name="ce11" office:value-type="string">
            <text:p>21/02/22</text:p>
          </table:table-cell>
          <table:table-cell office:value-type="string">
            <text:p>grape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800">
            <text:p>800</text:p>
          </table:table-cell>
          <table:table-cell>
            <draw:control table:end-cell-address="Sheet1.H8" table:end-x="0.61cm" table:end-y="0.427cm" draw:z-index="2" draw:text-style-name="P1" svg:width="2.766cm" svg:height="0.771cm" svg:x="0.102cm" svg:y="0.153cm" draw:control="control2"/>
          </table:table-cell>
          <table:table-cell table:number-columns-repeated="4"/>
        </table:table-row>
        <table:table-row table:style-name="ro5">
          <table:table-cell office:value-type="float" office:value="4">
            <text:p>4</text:p>
          </table:table-cell>
          <table:table-cell table:style-name="ce4" office:value-type="string">
            <text:p>A</text:p>
          </table:table-cell>
          <table:table-cell table:style-name="ce11" office:value-type="string">
            <text:p>21/02/22</text:p>
          </table:table-cell>
          <table:table-cell office:value-type="string">
            <text:p>lemon</text:p>
          </table:table-cell>
          <table:table-cell table:style-name="ce3" office:value-type="float" office:value="600">
            <text:p>600</text:p>
          </table:table-cell>
          <table:table-cell table:style-name="ce3"/>
          <table:table-cell table:number-columns-repeated="5"/>
        </table:table-row>
        <table:table-row table:style-name="ro5">
          <table:table-cell table:style-name="ce4" office:value-type="float" office:value="5">
            <text:p>5</text:p>
          </table:table-cell>
          <table:table-cell office:value-type="string">
            <text:p>A</text:p>
          </table:table-cell>
          <table:table-cell table:style-name="ce11" office:value-type="string">
            <text:p>21/02/23</text:p>
          </table:table-cell>
          <table:table-cell office:value-type="string">
            <text:p>melon</text:p>
          </table:table-cell>
          <table:table-cell table:style-name="ce3" office:value-type="float" office:value="2500">
            <text:p>2500</text:p>
          </table:table-cell>
          <table:table-cell table:style-name="ce3"/>
          <table:table-cell table:number-columns-repeated="5"/>
        </table:table-row>
        <table:table-row table:style-name="ro5">
          <table:table-cell office:value-type="float" office:value="6">
            <text:p>6</text:p>
          </table:table-cell>
          <table:table-cell table:style-name="ce8" office:value-type="string">
            <text:p>B</text:p>
          </table:table-cell>
          <table:table-cell table:style-name="ce11" office:value-type="string">
            <text:p>21/02/24</text:p>
          </table:table-cell>
          <table:table-cell office:value-type="string">
            <text:p>chicken</text:p>
          </table:table-cell>
          <table:table-cell table:style-name="ce3" office:value-type="float" office:value="3000">
            <text:p>3000</text:p>
          </table:table-cell>
          <table:table-cell table:style-name="ce3"/>
          <table:table-cell table:number-columns-repeated="5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table:style-name="ce11" office:value-type="string">
            <text:p>21/02/22</text:p>
          </table:table-cell>
          <table:table-cell office:value-type="string">
            <text:p>beef</text:p>
          </table:table-cell>
          <table:table-cell table:style-name="ce3" office:value-type="float" office:value="5000">
            <text:p>5000</text:p>
          </table:table-cell>
          <table:table-cell table:style-name="ce3"/>
          <table:table-cell table:number-columns-repeated="5"/>
        </table:table-row>
        <table:table-row table:style-name="ro5">
          <table:table-cell table:style-name="ce4" office:value-type="float" office:value="8">
            <text:p>8</text:p>
          </table:table-cell>
          <table:table-cell office:value-type="string">
            <text:p>B</text:p>
          </table:table-cell>
          <table:table-cell table:style-name="ce11" office:value-type="string">
            <text:p>21/02/24</text:p>
          </table:table-cell>
          <table:table-cell office:value-type="string">
            <text:p>fish</text:p>
          </table:table-cell>
          <table:table-cell table:style-name="ce3" office:value-type="float" office:value="4000">
            <text:p>4000</text:p>
          </table:table-cell>
          <table:table-cell table:style-name="ce3"/>
          <table:table-cell>
            <draw:control table:end-cell-address="Sheet1.H13" table:end-x="2.081cm" table:end-y="0.455cm" draw:z-index="6" draw:text-style-name="P1" svg:width="3.322cm" svg:height="0.747cm" svg:x="1.017cm" svg:y="0.205cm" draw:control="control6"/>
          </table:table-cell>
          <table:table-cell/>
          <table:table-cell>
            <draw:control table:end-cell-address="Sheet1.J13" table:end-x="1.09cm" table:end-y="0.457cm" draw:z-index="7" draw:text-style-name="P1" svg:width="3.322cm" svg:height="0.747cm" svg:x="0.026cm" svg:y="0.207cm" draw:control="control7"/>
          </table:table-cell>
          <table:table-cell table:number-columns-repeated="2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table:style-name="ce11" office:value-type="string">
            <text:p>21/02/22</text:p>
          </table:table-cell>
          <table:table-cell office:value-type="string">
            <text:p>nuts</text:p>
          </table:table-cell>
          <table:table-cell table:style-name="ce3" office:value-type="float" office:value="1300">
            <text:p>1300</text:p>
          </table:table-cell>
          <table:table-cell table:style-name="ce3"/>
          <table:table-cell table:number-columns-repeated="5"/>
        </table:table-row>
        <table:table-row table:style-name="ro5">
          <table:table-cell office:value-type="float" office:value="10">
            <text:p>10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table:style-name="ce4" office:value-type="float" office:value="11">
            <text:p>11</text:p>
          </table:table-cell>
          <table:table-cell/>
          <table:table-cell table:style-name="ce11"/>
          <table:table-cell/>
          <table:table-cell table:style-name="ce3" table:number-columns-repeated="2"/>
          <table:table-cell>
            <draw:control table:end-cell-address="Sheet1.I16" table:end-x="0.584cm" table:end-y="0.283cm" draw:z-index="3" draw:text-style-name="P1" svg:width="4.008cm" svg:height="0.697cm" svg:x="1.093cm" svg:y="0.083cm" draw:control="control3"/>
          </table:table-cell>
          <table:table-cell table:number-columns-repeated="4"/>
        </table:table-row>
        <table:table-row table:style-name="ro5">
          <table:table-cell office:value-type="float" office:value="12">
            <text:p>12</text:p>
          </table:table-cell>
          <table:table-cell/>
          <table:table-cell table:style-name="ce11"/>
          <table:table-cell/>
          <table:table-cell table:style-name="ce3" table:number-columns-repeated="2"/>
          <table:table-cell>
            <draw:control table:end-cell-address="Sheet1.I18" table:end-x="0.56cm" table:end-y="0.235cm" draw:z-index="4" draw:text-style-name="P1" svg:width="3.985cm" svg:height="0.747cm" svg:x="1.092cm" svg:y="0.483cm" draw:control="control4"/>
          </table:table-cell>
          <table:table-cell table:number-columns-repeated="4"/>
        </table:table-row>
        <table:table-row table:style-name="ro5">
          <table:table-cell office:value-type="float" office:value="13">
            <text:p>13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table:style-name="ce4" office:value-type="float" office:value="14">
            <text:p>14</text:p>
          </table:table-cell>
          <table:table-cell/>
          <table:table-cell table:style-name="ce11"/>
          <table:table-cell/>
          <table:table-cell table:style-name="ce3" table:number-columns-repeated="2"/>
          <table:table-cell>
            <draw:control table:end-cell-address="Sheet1.I20" table:end-x="0.558cm" table:end-y="0.186cm" draw:z-index="5" draw:text-style-name="P1" svg:width="3.982cm" svg:height="0.747cm" svg:x="1.093cm" svg:y="0.434cm" draw:control="control5"/>
          </table:table-cell>
          <table:table-cell table:number-columns-repeated="4"/>
        </table:table-row>
        <table:table-row table:style-name="ro5">
          <table:table-cell office:value-type="float" office:value="15">
            <text:p>15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float" office:value="16">
            <text:p>16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table:style-name="ce4" office:value-type="float" office:value="17">
            <text:p>17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float" office:value="18">
            <text:p>18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4"/>
          <table:table-cell>
            <draw:frame table:end-cell-address="Sheet1.K22" table:end-x="0.2cm" table:end-y="0.469cm" draw:z-index="0" draw:style-name="gr1" draw:text-style-name="P2" svg:width="0.2cm" svg:height="0.469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5">
          <table:table-cell office:value-type="float" office:value="19">
            <text:p>19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table:style-name="ce4" office:value-type="float" office:value="20">
            <text:p>20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float" office:value="21">
            <text:p>21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float" office:value="22">
            <text:p>22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table:style-name="ce4" office:value-type="float" office:value="23">
            <text:p>23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float" office:value="24">
            <text:p>24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float" office:value="25">
            <text:p>25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table:style-name="ce4" office:value-type="float" office:value="26">
            <text:p>26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float" office:value="27">
            <text:p>27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float" office:value="28">
            <text:p>28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table:style-name="ce4" office:value-type="float" office:value="29">
            <text:p>29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float" office:value="30">
            <text:p>30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float" office:value="31">
            <text:p>31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table:style-name="ce4" office:value-type="float" office:value="32">
            <text:p>32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float" office:value="33">
            <text:p>33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float" office:value="34">
            <text:p>34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table:style-name="ce4" office:value-type="float" office:value="35">
            <text:p>35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float" office:value="36">
            <text:p>36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float" office:value="37">
            <text:p>37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table:style-name="ce4" office:value-type="float" office:value="38">
            <text:p>38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float" office:value="39">
            <text:p>39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float" office:value="40">
            <text:p>40</text:p>
          </table:table-cell>
          <table:table-cell/>
          <table:table-cell table:style-name="ce11"/>
          <table:table-cell/>
          <table:table-cell table:style-name="ce3" table:number-columns-repeated="2"/>
          <table:table-cell table:number-columns-repeated="5"/>
        </table:table-row>
        <table:table-row table:style-name="ro5">
          <table:table-cell office:value-type="string">
            <text:p>合計(円)</text:p>
          </table:table-cell>
          <table:table-cell table:style-name="ce9" table:formula="of:=SUM([.E5:.E44])" office:value-type="float" office:value="18100" table:number-columns-spanned="5" table:number-rows-spanned="1">
            <text:p>18100</text:p>
          </table:table-cell>
          <table:covered-table-cell table:style-name="ce11"/>
          <table:covered-table-cell/>
          <table:covered-table-cell table:number-columns-repeated="2" table:style-name="ce3"/>
          <table:table-cell table:number-columns-repeated="5"/>
        </table:table-row>
        <table:table-row table:style-name="ro4">
          <table:table-cell table:style-name="Default" table:number-columns-repeated="4"/>
          <table:table-cell table:number-columns-repeated="7"/>
        </table:table-row>
        <table:table-row table:style-name="ro6">
          <table:table-cell table:style-name="ce5" office:value-type="string" table:number-columns-spanned="2" table:number-rows-spanned="1">
            <text:p>Aが貸している金額</text:p>
          </table:table-cell>
          <table:covered-table-cell table:style-name="ce10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" office:value-type="string">
            <text:p>No</text:p>
          </table:table-cell>
          <table:table-cell table:style-name="ce2" office:value-type="string">
            <text:p>日付</text:p>
          </table:table-cell>
          <table:table-cell table:style-name="ce2" office:value-type="string">
            <text:p>商品名</text:p>
          </table:table-cell>
          <table:table-cell table:style-name="ce2" office:value-type="string">
            <text:p>金額</text:p>
          </table:table-cell>
          <table:table-cell table:number-columns-repeated="7"/>
        </table:table-row>
        <table:table-row table:style-name="ro5">
          <table:table-cell office:value-type="float" office:value="2">
            <text:p>2</text:p>
          </table:table-cell>
          <table:table-cell table:style-name="ce11" office:value-type="string">
            <text:p>21/02/22</text:p>
          </table:table-cell>
          <table:table-cell office:value-type="string">
            <text:p>apple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11" office:value-type="string">
            <text:p>21/02/22</text:p>
          </table:table-cell>
          <table:table-cell office:value-type="string">
            <text:p>grape</text:p>
          </table:table-cell>
          <table:table-cell office:value-type="float" office:value="800">
            <text:p>800</text:p>
          </table:table-cell>
          <table:table-cell table:number-columns-repeated="7"/>
        </table:table-row>
        <table:table-row table:style-name="ro5">
          <table:table-cell office:value-type="float" office:value="4">
            <text:p>4</text:p>
          </table:table-cell>
          <table:table-cell table:style-name="ce11" office:value-type="string">
            <text:p>21/02/22</text:p>
          </table:table-cell>
          <table:table-cell office:value-type="string">
            <text:p>lemon</text:p>
          </table:table-cell>
          <table:table-cell office:value-type="float" office:value="300">
            <text:p>300</text:p>
          </table:table-cell>
          <table:table-cell table:number-columns-repeated="7"/>
        </table:table-row>
        <table:table-row table:style-name="ro5">
          <table:table-cell office:value-type="float" office:value="5">
            <text:p>5</text:p>
          </table:table-cell>
          <table:table-cell table:style-name="ce11" office:value-type="string">
            <text:p>21/02/23</text:p>
          </table:table-cell>
          <table:table-cell office:value-type="string">
            <text:p>melon</text:p>
          </table:table-cell>
          <table:table-cell office:value-type="float" office:value="1250">
            <text:p>1250</text:p>
          </table:table-cell>
          <table:table-cell table:number-columns-repeated="7"/>
        </table:table-row>
        <table:table-row table:style-name="ro5">
          <table:table-cell table:style-name="ce4" office:value-type="float" office:value="7">
            <text:p>7</text:p>
          </table:table-cell>
          <table:table-cell table:style-name="ce11" office:value-type="string">
            <text:p>21/02/22</text:p>
          </table:table-cell>
          <table:table-cell office:value-type="string">
            <text:p>beef</text:p>
          </table:table-cell>
          <table:table-cell office:value-type="float" office:value="2500">
            <text:p>2500</text:p>
          </table:table-cell>
          <table:table-cell table:number-columns-repeated="7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1/02/22</text:p>
          </table:table-cell>
          <table:table-cell office:value-type="string">
            <text:p>nuts</text:p>
          </table:table-cell>
          <table:table-cell office:value-type="float" office:value="650">
            <text:p>650</text:p>
          </table:table-cell>
          <table:table-cell table:number-columns-repeated="7"/>
        </table:table-row>
        <table:table-row table:style-name="ro5">
          <table:table-cell table:number-columns-repeated="11"/>
        </table:table-row>
        <table:table-row table:style-name="ro5">
          <table:table-cell table:style-name="ce4"/>
          <table:table-cell table:number-columns-repeated="10"/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style-name="ce4"/>
          <table:table-cell table:number-columns-repeated="10"/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style-name="ce4"/>
          <table:table-cell table:number-columns-repeated="10"/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style-name="ce4"/>
          <table:table-cell table:number-columns-repeated="10"/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style-name="ce4"/>
          <table:table-cell table:number-columns-repeated="10"/>
        </table:table-row>
        <table:table-row table:style-name="ro5">
          <table:table-cell table:style-name="ce4" office:value-type="string">
            <text:p>合計( 円）</text:p>
          </table:table-cell>
          <table:table-cell table:style-name="ce9" table:formula="of:=SUM([.D49:.D68])" office:value-type="float" office:value="5550" table:number-columns-spanned="3" table:number-rows-spanned="1">
            <text:p>5550</text:p>
          </table:table-cell>
          <table:covered-table-cell/>
          <table:covered-table-cell table:style-name="ce14"/>
          <table:table-cell table:number-columns-repeated="7"/>
        </table:table-row>
        <table:table-row table:style-name="ro4">
          <table:table-cell table:style-name="Default" table:number-columns-repeated="4"/>
          <table:table-cell table:number-columns-repeated="7"/>
        </table:table-row>
        <table:table-row table:style-name="ro6">
          <table:table-cell table:style-name="ce5" office:value-type="string" table:number-columns-spanned="2" table:number-rows-spanned="1">
            <text:p>Bが貸している金額</text:p>
          </table:table-cell>
          <table:covered-table-cell table:style-name="Default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" office:value-type="string">
            <text:p>No</text:p>
          </table:table-cell>
          <table:table-cell table:style-name="ce2" office:value-type="string">
            <text:p>日付</text:p>
          </table:table-cell>
          <table:table-cell table:style-name="ce2" office:value-type="string">
            <text:p>商品名</text:p>
          </table:table-cell>
          <table:table-cell table:style-name="ce2" office:value-type="string">
            <text:p>金額</text:p>
          </table:table-cell>
          <table:table-cell table:number-columns-repeated="7"/>
        </table:table-row>
        <table:table-row table:style-name="ro5">
          <table:table-cell office:value-type="float" office:value="1">
            <text:p>1</text:p>
          </table:table-cell>
          <table:table-cell table:style-name="ce11" office:value-type="string">
            <text:p>21/02/22</text:p>
          </table:table-cell>
          <table:table-cell office:value-type="string">
            <text:p>onion</text:p>
          </table:table-cell>
          <table:table-cell office:value-type="float" office:value="300">
            <text:p>300</text:p>
          </table:table-cell>
          <table:table-cell table:number-columns-repeated="7"/>
        </table:table-row>
        <table:table-row table:style-name="ro5">
          <table:table-cell table:style-name="ce4" office:value-type="float" office:value="6">
            <text:p>6</text:p>
          </table:table-cell>
          <table:table-cell table:style-name="ce11" office:value-type="string">
            <text:p>21/02/24</text:p>
          </table:table-cell>
          <table:table-cell office:value-type="string">
            <text:p>chicken</text:p>
          </table:table-cell>
          <table:table-cell office:value-type="float" office:value="1500">
            <text:p>1500</text:p>
          </table:table-cell>
          <table:table-cell table:number-columns-repeated="7"/>
        </table:table-row>
        <table:table-row table:style-name="ro5">
          <table:table-cell office:value-type="float" office:value="8">
            <text:p>8</text:p>
          </table:table-cell>
          <table:table-cell table:style-name="ce11" office:value-type="string">
            <text:p>21/02/24</text:p>
          </table:table-cell>
          <table:table-cell office:value-type="string">
            <text:p>fish</text:p>
          </table:table-cell>
          <table:table-cell office:value-type="float" office:value="2000">
            <text:p>2000</text:p>
          </table:table-cell>
          <table:table-cell table:number-columns-repeated="7"/>
        </table:table-row>
        <table:table-row table:style-name="ro5">
          <table:table-cell/>
          <table:table-cell table:style-name="ce11"/>
          <table:table-cell table:number-columns-repeated="9"/>
        </table:table-row>
        <table:table-row table:style-name="ro5">
          <table:table-cell table:style-name="ce4"/>
          <table:table-cell table:style-name="ce11"/>
          <table:table-cell table:number-columns-repeated="9"/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style-name="ce4"/>
          <table:table-cell table:number-columns-repeated="10"/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style-name="ce4"/>
          <table:table-cell table:number-columns-repeated="10"/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style-name="ce4"/>
          <table:table-cell table:number-columns-repeated="10"/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style-name="ce4"/>
          <table:table-cell table:number-columns-repeated="10"/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style-name="ce4"/>
          <table:table-cell table:number-columns-repeated="10"/>
        </table:table-row>
        <table:table-row table:style-name="ro5">
          <table:table-cell table:style-name="ce4" office:value-type="string">
            <text:p>合計(円)</text:p>
          </table:table-cell>
          <table:table-cell table:style-name="ce9" table:formula="of:=SUM([.D73:.D92])" office:value-type="float" office:value="3800" table:number-columns-spanned="3" table:number-rows-spanned="1">
            <text:p>3800</text:p>
          </table:table-cell>
          <table:covered-table-cell/>
          <table:covered-table-cell table:style-name="ce9"/>
          <table:table-cell table:number-columns-repeated="7"/>
        </table:table-row>
        <table:table-row table:style-name="ro4" table:number-rows-repeated="2">
          <table:table-cell table:style-name="Default" table:number-columns-repeated="4"/>
          <table:table-cell table:number-columns-repeated="7"/>
        </table:table-row>
        <table:table-row table:style-name="ro7">
          <table:table-cell office:value-type="string">
            <text:p>差額</text:p>
          </table:table-cell>
          <table:table-cell table:style-name="ce12" table:formula="of:=[.B69]-[.B93]" office:value-type="float" office:value="1750">
            <text:p>1750</text:p>
          </table:table-cell>
          <table:table-cell table:style-name="Default" table:number-columns-repeated="2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Sheet1.A3:Sheet1.F4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Hebrew" svg:font-family="'Arial Hebrew'" style:font-adornments="標準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text>A</number:text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2021/02/22</text:date>, <text:time>16:33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09:28:06</meta:creation-date>
    <dc:date>2021-02-22T16:33:01</dc:date>
    <meta:editing-duration>P1DT5H3M43S</meta:editing-duration>
    <meta:editing-cycles>42</meta:editing-cycles>
    <meta:generator>OpenOffice/4.1.9$Unix OpenOffice.org_project/419m1$Build-9805</meta:generator>
    <meta:document-statistic meta:table-count="3" meta:cell-count="140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VBASupport 1
REM  *****  BASIC  *****
Public oDialog as object
Dim canDelete As Boolean
Sub ShowDiarog
Rem Dialogを表示する
       DialogLibraries.LoadLibrary("Standard")
       oDialog=CreateUnoDialog(DialogLibraries.Standard.Dialog1)
       oDialog.Execute()
       oDialog.Dispose()
End Sub

Sub OKButtonClick()
        Dim nameListObj As Object
        Dim thingsTextObj As Object
        Dim dateDateObj As Object
        Dim priceTextObj As Object
    
       Set nameListObj = oDialog.getControl("nameList")
       Set thingsTextObj = oDialog.getControl("thingsText")
       Set dateDateObj =  oDialog.getControl("dateDate")
       Set priceTextObj  = oDialog.getControl("priceText")
       With Worksheets("Sheet1").Cells(40,2 ).End(xlUp)
       
               .Offset(1, 0) =   nameListObj.SelectedItem
               .Offset(0, 1) =   dateDateObj.Text
               .Offset(0, 2) =   thingsTextObj.Text
               .Offset(0, 3) =   priceTextObj.Text 
       End With
            
        oDialog.endExecute()
End Sub

Sub Delete()
        canDelete = True
End Sub

Sub NotDelete()
        canDelete = False
End Sub

Sub ClearCell1()
        If(canDelete = True) Then
                Range("B5","F44").ClearContents
        End If
End Sub


Sub ClearCell2()
        If(canDelete = True) Then         
                 Range("B49","D68").ClearContents
        End If
End Sub

Sub ClearCell3()
        If(canDelete = True) Then
                Range("B73","D92").ClearContents
        End If
End Sub
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Option VBASupport 1
REM  *****  BASIC  *****

Sub Main
        '変数の定義
        Dim ctrRowA : ctrRowA = 49
        Dim ctrRowB : ctrRowB = 73
        Dim i 
        Dim endRow : endRow = Range("B5").End(xlDown).Row
        
        '氏名がAかBか判定する処理
        For i = 5 To endRow
          If(Range("B"&amp; i) = Range("E3")) Then
             Range("A"&amp; ctrRowA) = Range("A" &amp; i)      
             Range("B"&amp; ctrRowA) = Range("C" &amp; i)
             Range("C"&amp; ctrRowA) = Range("D" &amp; i)
             Range("D"&amp; ctrRowA) = Range("E" &amp; i)/2
              
             If(Range("F"&amp; i) &lt;&gt; " ") Then
                 Range("D"&amp; ctrRowA) = Range("F" &amp; i)
             End If
             
             ctrRowA = ctrRowA + 1
            
          ElseIf(Range("B"&amp; i) = Range("F3")) Then
             Range("A"&amp; ctrRowB) = Range("A" &amp; i)
             Range("B"&amp; ctrRowB) = Range("C" &amp; i)
             Range("C"&amp; ctrRowB) = Range("D" &amp; i)
             Range("D"&amp; ctrRowB) = Range("E" &amp; i)/2
             
             If(Range("F"&amp; i) &lt;&gt; " ") Then
                 Range("D"&amp; ctrRowB) = Range("F" &amp; i)
             End If
             
             ctrRowB = ctrRowB + 1
          End If
        Next i
             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2"/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38" dlg:top="39" dlg:width="196" dlg:height="136" dlg:closeable="true" dlg:moveable="true">
  <dlg:styles>
    <dlg:style dlg:style-id="0" dlg:background-color="0xeeeeee"/>
    <dlg:style dlg:style-id="1" dlg:border="simple" dlg:font-height="15" dlg:font-weight="150"/>
  </dlg:styles>
  <dlg:bulletinboard>
    <dlg:datefield dlg:id="DateField3" dlg:tab-index="2" dlg:left="82" dlg:top="46" dlg:width="2" dlg:height="0"/>
    <dlg:text dlg:style-id="0" dlg:id="Label_Name" dlg:tab-index="5" dlg:left="7" dlg:top="6" dlg:width="61" dlg:height="8" dlg:value="Name" dlg:tabstop="true"/>
    <dlg:text dlg:style-id="0" dlg:id="Label1" dlg:tab-index="6" dlg:left="7" dlg:top="34" dlg:width="61" dlg:height="8" dlg:value="Date" dlg:tabstop="true"/>
    <dlg:text dlg:style-id="0" dlg:id="Label2" dlg:tab-index="7" dlg:left="9" dlg:top="62" dlg:width="61" dlg:height="8" dlg:value="Things" dlg:tabstop="true"/>
    <dlg:text dlg:style-id="0" dlg:id="Label3" dlg:tab-index="8" dlg:left="7" dlg:top="91" dlg:width="61" dlg:height="8" dlg:value="Price" dlg:tabstop="true"/>
    <dlg:text dlg:style-id="1" dlg:id="Label4" dlg:tab-index="10" dlg:left="94" dlg:top="12" dlg:width="89" dlg:height="14" dlg:value="Input Form" dlg:align="center"/>
    <dlg:textfield dlg:id="thingsText" dlg:tab-index="3" dlg:left="7" dlg:top="72" dlg:width="102" dlg:height="15" dlg:maxlength="20"/>
    <dlg:button dlg:id="OKButton" dlg:tab-index="9" dlg:left="120" dlg:top="109" dlg:width="33" dlg:height="12" dlg:value="OK">
      <script:event script:event-name="on-performaction" script:macro-name="vnd.sun.star.script:Standard.Module1.OKButtonClick?language=Basic&amp;location=document" script:language="Script"/>
    </dlg:button>
    <dlg:textfield dlg:id="priceText" dlg:tab-index="4" dlg:left="7" dlg:top="101" dlg:width="65" dlg:height="15" dlg:maxlength="20"/>
    <dlg:datefield dlg:id="dateDate" dlg:tab-index="1" dlg:left="7" dlg:top="42" dlg:width="52" dlg:height="15" dlg:hide-inactive-selection="false" dlg:strict-format="true" dlg:value-min="20110110" dlg:spin="true" dlg:dropdown="true" dlg:text="日付"/>
    <dlg:menulist dlg:id="nameList" dlg:tab-index="0" dlg:left="7" dlg:top="14" dlg:width="53" dlg:height="15" dlg:spin="true">
      <dlg:menupopup>
        <dlg:menuitem dlg:value="A"/>
        <dlg:menuitem dlg:value="B"/>
      </dlg:menupopup>
    </dlg:menulist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/>
</file>